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7bb05" officeooo:paragraph-rsid="04dd3628"/>
    </style:style>
    <style:style style:name="P4" style:family="paragraph" style:parent-style-name="Text_20_body">
      <style:text-properties officeooo:rsid="04c7bb05" officeooo:paragraph-rsid="04e6cc26"/>
    </style:style>
    <style:style style:name="P5" style:family="paragraph" style:parent-style-name="Text_20_body">
      <style:text-properties officeooo:rsid="04c7bb05" officeooo:paragraph-rsid="04e849a1"/>
    </style:style>
    <style:style style:name="P6" style:family="paragraph" style:parent-style-name="Text_20_body">
      <style:text-properties officeooo:rsid="04958ff0" officeooo:paragraph-rsid="04dd3a5c"/>
    </style:style>
    <style:style style:name="P7" style:family="paragraph" style:parent-style-name="Text_20_body">
      <style:text-properties officeooo:rsid="04cc9ec6" officeooo:paragraph-rsid="04dd3a5c"/>
    </style:style>
    <style:style style:name="P8" style:family="paragraph" style:parent-style-name="Text_20_body">
      <style:paragraph-properties fo:line-height="100%" fo:text-align="end" style:justify-single-word="false"/>
      <style:text-properties officeooo:rsid="03dbfc0a" officeooo:paragraph-rsid="04deade3"/>
    </style:style>
    <style:style style:name="P9" style:family="paragraph" style:parent-style-name="Text_20_body">
      <style:text-properties officeooo:rsid="04f2e76b" officeooo:paragraph-rsid="04e849a1"/>
    </style:style>
    <style:style style:name="P10" style:family="paragraph" style:parent-style-name="Text_20_body">
      <style:text-properties officeooo:rsid="04f3f700" officeooo:paragraph-rsid="04e849a1"/>
    </style:style>
    <style:style style:name="P11" style:family="paragraph" style:parent-style-name="Text_20_body">
      <style:text-properties officeooo:paragraph-rsid="04e849a1"/>
    </style:style>
    <style:style style:name="P12" style:family="paragraph" style:parent-style-name="Text_20_body">
      <style:paragraph-properties fo:line-height="100%"/>
      <style:text-properties officeooo:rsid="04af6545" officeooo:paragraph-rsid="04e9afb5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c7bb05" officeooo:paragraph-rsid="04dd3628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4c7bb05" officeooo:paragraph-rsid="04e849a1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c96a29" officeooo:paragraph-rsid="04dd3628"/>
    </style:style>
    <style:style style:name="P16" style:family="paragraph" style:parent-style-name="Text_20_body">
      <style:paragraph-properties fo:line-height="100%" fo:text-align="start" style:justify-single-word="false" style:writing-mode="lr-tb"/>
      <style:text-properties officeooo:rsid="04d57ee7" officeooo:paragraph-rsid="04deade3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dd3628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e6cc26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c7ccb4" officeooo:paragraph-rsid="04e849a1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e849a1" style:font-weight-asian="normal" style:font-name-complex="David CLM" style:font-weight-complex="normal"/>
    </style:style>
    <style:style style:name="P21" style:family="paragraph" style:parent-style-name="Standard">
      <style:paragraph-properties fo:line-height="100%"/>
      <style:text-properties officeooo:rsid="03eb354c" officeooo:paragraph-rsid="04deade3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paragraph-rsid="04deade3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3e873f6" officeooo:paragraph-rsid="04deade3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3e848e0" officeooo:paragraph-rsid="04deade3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3e98464" officeooo:paragraph-rsid="04deade3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c96a29" officeooo:paragraph-rsid="04dd3628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4c7bb05" officeooo:paragraph-rsid="04e849a1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4c7ccb4" officeooo:paragraph-rsid="04e849a1"/>
    </style:style>
    <style:style style:name="P29" style:family="paragraph" style:parent-style-name="Text_20_body">
      <style:paragraph-properties fo:margin-top="0in" fo:margin-bottom="0.0181in" style:contextual-spacing="false" fo:line-height="100%"/>
      <style:text-properties officeooo:rsid="03ed1c62" officeooo:paragraph-rsid="04deade3"/>
    </style:style>
    <style:style style:name="P30" style:family="paragraph" style:parent-style-name="Heading_20_2">
      <style:text-properties officeooo:rsid="049395cc" officeooo:paragraph-rsid="04dd3628"/>
    </style:style>
    <style:style style:name="P31" style:family="paragraph" style:parent-style-name="Heading_20_2">
      <style:text-properties officeooo:rsid="049395cc" officeooo:paragraph-rsid="04e6cc26"/>
    </style:style>
    <style:style style:name="P32" style:family="paragraph" style:parent-style-name="Heading_20_2">
      <style:text-properties officeooo:rsid="049395cc" officeooo:paragraph-rsid="04e849a1"/>
    </style:style>
    <style:style style:name="P33" style:family="paragraph" style:parent-style-name="Heading_20_2">
      <style:text-properties officeooo:paragraph-rsid="04dd3a5c"/>
    </style:style>
    <style:style style:name="P34" style:family="paragraph" style:parent-style-name="Heading_20_2">
      <style:text-properties officeooo:paragraph-rsid="04deade3"/>
    </style:style>
    <style:style style:name="P35" style:family="paragraph" style:parent-style-name="Heading_20_2">
      <style:text-properties style:font-name="David CLM" fo:font-weight="normal" officeooo:rsid="04e3d25c" officeooo:paragraph-rsid="04e54a66" style:font-weight-asian="normal" style:font-name-complex="David CLM" style:font-weight-complex="normal"/>
    </style:style>
    <style:style style:name="P36" style:family="paragraph" style:parent-style-name="Heading_20_2">
      <style:text-properties officeooo:paragraph-rsid="04e54a66"/>
    </style:style>
    <style:style style:name="P37" style:family="paragraph" style:parent-style-name="Heading_20_2">
      <style:text-properties officeooo:rsid="04c7ccb4" officeooo:paragraph-rsid="04e849a1"/>
    </style:style>
    <style:style style:name="P38" style:family="paragraph" style:parent-style-name="Heading_20_2">
      <style:text-properties officeooo:paragraph-rsid="04e849a1"/>
    </style:style>
    <style:style style:name="P39" style:family="paragraph" style:parent-style-name="Text_20_body">
      <style:paragraph-properties fo:margin-top="0.0398in" fo:margin-bottom="0.0575in" style:contextual-spacing="false"/>
      <style:text-properties officeooo:rsid="04f848ed" officeooo:paragraph-rsid="04e54a66"/>
    </style:style>
    <style:style style:name="P40" style:family="paragraph" style:parent-style-name="Text_20_body">
      <style:paragraph-properties fo:margin-top="0.0398in" fo:margin-bottom="0.0575in" style:contextual-spacing="false"/>
      <style:text-properties officeooo:rsid="04f9a626" officeooo:paragraph-rsid="04e54a66"/>
    </style:style>
    <style:style style:name="P41" style:family="paragraph" style:parent-style-name="Text_20_body">
      <style:paragraph-properties fo:margin-top="0.0398in" fo:margin-bottom="0.0575in" style:contextual-spacing="false"/>
      <style:text-properties fo:color="#00000a" loext:opacity="100%" style:font-name="Courier New" fo:font-size="12pt" fo:language="en" fo:country="US" officeooo:rsid="04c7ccb4" officeooo:paragraph-rsid="04e54a66" style:font-size-asian="12pt" style:language-asian="en" style:country-asian="US" style:font-name-complex="Times New Roman1" style:font-size-complex="12pt" style:language-complex="he" style:country-complex="IL"/>
    </style:style>
    <style:style style:name="P42" style:family="paragraph" style:parent-style-name="Text_20_body">
      <style:paragraph-properties fo:margin-top="0.0398in" fo:margin-bottom="0.0575in" style:contextual-spacing="false" fo:text-align="start" style:justify-single-word="false" style:writing-mode="lr-tb"/>
      <style:text-properties fo:color="#00000a" loext:opacity="100%" style:font-name="David CLM" fo:font-size="12pt" fo:language="en" fo:country="US" fo:font-weight="normal" officeooo:rsid="06c09964" officeooo:paragraph-rsid="04e849a1" style:font-size-asian="12pt" style:language-asian="en" style:country-asian="US" style:font-weight-asian="normal" style:font-name-complex="David CLM" style:font-size-complex="12pt" style:language-complex="he" style:country-complex="IL" style:font-weight-complex="normal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e6cc26" style:font-size-asian="12pt" style:language-asian="en" style:country-asian="US" style:font-name-complex="Times New Roman1" style:font-size-complex="12pt" style:language-complex="he" style:country-complex="IL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Times New Roman (Hebrew)" fo:font-size="12pt" fo:language="en" fo:country="US" officeooo:paragraph-rsid="04e6cc26" style:font-size-asian="12pt" style:language-asian="en" style:country-asian="US" style:font-name-complex="Times New Roman (Hebrew)1" style:font-size-complex="12pt" style:language-complex="he" style:country-complex="IL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4e6cc26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4e6cc26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6cc26" style:font-size-asian="10pt" style:language-asian="en" style:country-asian="US" style:font-name-complex="Times New Roman1" style:font-size-complex="10pt" style:language-complex="he" style:country-complex="I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a" loext:opacity="100%" style:font-name="Courier New" fo:font-size="10pt" fo:language="en" fo:country="US" officeooo:paragraph-rsid="04e6cc26" style:font-size-asian="10pt" style:language-asian="en" style:country-asian="US" style:font-name-complex="Times New Roman1" style:font-size-complex="10pt" style:language-complex="he" style:country-complex="I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6cc26" style:font-size-asian="12pt" style:language-asian="en" style:country-asian="US" style:font-name-complex="Times New Roman1" style:font-size-complex="12pt" style:language-complex="he" style:country-complex="IL"/>
    </style:style>
    <style:style style:name="P5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6cc26"/>
    </style:style>
    <style:style style:name="P51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6cc26" style:font-size-asian="12pt" style:language-asian="en" style:country-asian="US" style:font-name-complex="Times New Roman1" style:font-size-complex="12pt" style:language-complex="he" style:country-complex="IL"/>
    </style:style>
    <style:style style:name="P52" style:family="paragraph" style:parent-style-name="Heading_20_1">
      <style:paragraph-properties fo:line-height="100%"/>
      <style:text-properties officeooo:rsid="04af6545" officeooo:paragraph-rsid="04af6545"/>
    </style:style>
    <style:style style:name="P53" style:family="paragraph" style:parent-style-name="Heading_20_1">
      <style:paragraph-properties fo:line-height="100%"/>
      <style:text-properties officeooo:paragraph-rsid="04e6cc26"/>
    </style:style>
    <style:style style:name="P54" style:family="paragraph" style:parent-style-name="Heading_20_2">
      <style:text-properties officeooo:paragraph-rsid="04e9f0a3"/>
    </style:style>
    <style:style style:name="P55" style:family="paragraph" style:parent-style-name="Text_20_body">
      <style:paragraph-properties fo:line-height="100%"/>
      <style:text-properties officeooo:rsid="04fe6730" officeooo:paragraph-rsid="04e9f0a3"/>
    </style:style>
    <style:style style:name="P56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dd3628"/>
    </style:style>
    <style:style style:name="P57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e9f0a3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e6cc26" style:font-size-asian="12pt" style:language-asian="en" style:country-asian="US" style:font-name-complex="Times New Roman1" style:font-size-complex="12pt" style:language-complex="he" style:country-complex="IL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e1967f" officeooo:paragraph-rsid="04e9f0a3" style:font-size-asian="12pt" style:language-asian="en" style:country-asian="US" style:font-name-complex="Times New Roman1" style:font-size-complex="12pt" style:language-complex="he" style:country-complex="IL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4" style:family="text">
      <style:text-properties fo:color="#00000a" loext:opacity="100%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5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7" style:family="text">
      <style:text-properties fo:color="#00000a" loext:opacity="100%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8" style:family="text">
      <style:text-properties fo:color="#00000a" loext:opacity="100%" style:font-name="Courier New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T9" style:family="text">
      <style:text-properties fo:color="#00000a" loext:opacity="100%" style:font-name="Courier New" fo:font-size="10pt" fo:language="en" fo:country="US" officeooo:rsid="04eaa0f9" style:font-size-asian="10pt" style:language-asian="en" style:country-asian="US" style:font-name-complex="Times New Roman1" style:font-size-complex="10pt" style:language-complex="he" style:country-complex="IL"/>
    </style:style>
    <style:style style:name="T10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 style:font-weight-complex="normal"/>
    </style:style>
    <style:style style:name="T11" style:family="text">
      <style:text-properties officeooo:rsid="04d31963"/>
    </style:style>
    <style:style style:name="T12" style:family="text">
      <style:text-properties officeooo:rsid="04e8a54a"/>
    </style:style>
    <style:style style:name="T13" style:family="text">
      <style:text-properties officeooo:rsid="04cc9ec6"/>
    </style:style>
    <style:style style:name="T14" style:family="text">
      <style:text-properties officeooo:rsid="04c7ccb4"/>
    </style:style>
    <style:style style:name="T15" style:family="text">
      <style:text-properties officeooo:rsid="04d7136b"/>
    </style:style>
    <style:style style:name="T16" style:family="text">
      <style:text-properties officeooo:rsid="04c96a29"/>
    </style:style>
    <style:style style:name="T17" style:family="text">
      <style:text-properties officeooo:rsid="04c7bb0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d89ce1"/>
    </style:style>
    <style:style style:name="T20" style:family="text">
      <style:text-properties officeooo:rsid="04d5f915"/>
    </style:style>
    <style:style style:name="T21" style:family="text">
      <style:text-properties officeooo:rsid="04d1e296"/>
    </style:style>
    <style:style style:name="T22" style:family="text">
      <style:text-properties officeooo:rsid="04ce8b40"/>
    </style:style>
    <style:style style:name="T23" style:family="text">
      <style:text-properties officeooo:rsid="04dd3a5c"/>
    </style:style>
    <style:style style:name="T24" style:family="text">
      <style:text-properties officeooo:rsid="04d52812"/>
    </style:style>
    <style:style style:name="T25" style:family="text">
      <style:text-properties officeooo:rsid="047f7f13"/>
    </style:style>
    <style:style style:name="T26" style:family="text">
      <style:text-properties officeooo:rsid="03e8184d"/>
    </style:style>
    <style:style style:name="T27" style:family="text">
      <style:text-properties officeooo:rsid="03fcb438"/>
    </style:style>
    <style:style style:name="T28" style:family="text">
      <style:text-properties officeooo:rsid="03fde0d0"/>
    </style:style>
    <style:style style:name="T29" style:family="text">
      <style:text-properties officeooo:rsid="0404f5ef"/>
    </style:style>
    <style:style style:name="T30" style:family="text">
      <style:text-properties officeooo:rsid="04064434"/>
    </style:style>
    <style:style style:name="T31" style:family="text">
      <style:text-properties officeooo:rsid="040bcbff"/>
    </style:style>
    <style:style style:name="T32" style:family="text">
      <style:text-properties officeooo:rsid="04fb7978"/>
    </style:style>
    <style:style style:name="T33" style:family="text">
      <style:text-properties officeooo:rsid="04eb3b30"/>
    </style:style>
    <style:style style:name="T34" style:family="text">
      <style:text-properties officeooo:rsid="04f2349f"/>
    </style:style>
    <style:style style:name="T35" style:family="text">
      <style:text-properties officeooo:rsid="04ed3c5c"/>
    </style:style>
    <style:style style:name="T36" style:family="text">
      <style:text-properties officeooo:rsid="04f2f306"/>
    </style:style>
    <style:style style:name="T37" style:family="text">
      <style:text-properties officeooo:rsid="04f06a7b"/>
    </style:style>
    <style:style style:name="T38" style:family="text">
      <style:text-properties officeooo:rsid="04ff9a8e"/>
    </style:style>
    <style:style style:name="T39" style:family="text">
      <style:text-properties officeooo:rsid="04f848ed"/>
    </style:style>
    <style:style style:name="T40" style:family="text">
      <style:text-properties officeooo:rsid="04f9a626"/>
    </style:style>
    <style:style style:name="T41" style:family="text">
      <style:text-properties officeooo:rsid="0504c873"/>
    </style:style>
    <style:style style:name="T42" style:family="text">
      <style:text-properties officeooo:rsid="04af6545"/>
    </style:style>
    <style:style style:name="T43" style:family="text">
      <style:text-properties style:font-name="Liberation Sans" fo:font-size="21pt" fo:font-weight="bold" officeooo:rsid="04e6cc26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44" style:family="text">
      <style:text-properties officeooo:rsid="049395cc"/>
    </style:style>
    <style:style style:name="T45" style:family="text">
      <style:text-properties fo:color="#000000" loext:opacity="100%" style:font-name="Monospace" fo:font-size="12pt" fo:language="en" fo:country="US" fo:font-style="normal" fo:font-weight="normal" officeooo:rsid="0515666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6" style:family="text">
      <style:text-properties fo:color="#000000" loext:opacity="100%" style:font-name="Monospace" fo:font-size="12pt" fo:language="en" fo:country="US" fo:font-style="normal" fo:font-weight="normal" officeooo:rsid="0518ca1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7" style:family="text">
      <style:text-properties officeooo:rsid="04f2cf04"/>
    </style:style>
    <style:style style:name="T48" style:family="text">
      <style:text-properties officeooo:rsid="04f3f700"/>
    </style:style>
    <style:style style:name="T49" style:family="text">
      <style:text-properties officeooo:rsid="05065b0a"/>
    </style:style>
    <style:style style:name="T50" style:family="text">
      <style:text-properties officeooo:rsid="05095027"/>
    </style:style>
    <style:style style:name="T51" style:family="text">
      <style:text-properties officeooo:rsid="050ce74d"/>
    </style:style>
    <style:style style:name="T52" style:family="text">
      <style:text-properties officeooo:rsid="050b7035"/>
    </style:style>
    <style:style style:name="T53" style:family="text">
      <style:text-properties officeooo:rsid="050a332d"/>
    </style:style>
    <style:style style:name="T54" style:family="text">
      <style:text-properties officeooo:rsid="05079054"/>
    </style:style>
    <style:style style:name="T55" style:family="text">
      <style:text-properties style:font-name="Monospace" officeooo:rsid="050c0773" style:font-size-asian="10.5pt" style:font-name-complex="David CLM1" style:font-weight-complex="normal"/>
    </style:style>
    <style:style style:name="T56" style:family="text">
      <style:text-properties fo:language="en" fo:country="US" officeooo:rsid="05065b0a"/>
    </style:style>
    <style:style style:name="T57" style:family="text">
      <style:text-properties fo:language="en" fo:country="US" officeooo:rsid="050c0773"/>
    </style:style>
    <style:style style:name="T58" style:family="text">
      <style:text-properties fo:language="en" fo:country="US" officeooo:rsid="0500b4ff"/>
    </style:style>
    <style:style style:name="T59" style:family="text">
      <style:text-properties fo:font-weight="bold" officeooo:rsid="04c7ccb4" style:font-weight-asian="bold" style:font-weight-complex="bold"/>
    </style:style>
    <style:style style:name="T60" style:family="text">
      <style:text-properties officeooo:rsid="04db33c5"/>
    </style:style>
    <style:style style:name="T61" style:family="text">
      <style:text-properties officeooo:rsid="04dcb6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span text:style-name="T1">מטלה</text:span> –<text:span text:style-name="T2"> החלפת בתים</text:span></text:h>
      <text:p text:style-name="P12">יש לענות על שאלה אחת לבחירתכם. <text:span text:style-name="T58">שאלות המסומנות בכוכבית * מזכות בניקוד כפול.</text:span></text:p>
      <text:p text:style-name="P30">שאלה <text:span text:style-name="T11">2</text:span>: <text:span text:style-name="T23">חיפוש מעגלי החלפה בפייתון</text:span></text:p>
      <text:p text:style-name="P3">כיתבו <text:span text:style-name="T12">פונקציה בפייתון <text:s/>המוצאת מעגל בגרף החלפת בתים. כותרת הפונקציה:</text:span></text:p>
      <text:p text:style-name="P13"><text:span text:style-name="T15">def</text:span> <text:span text:style-name="T14">find_trading_cycle</text:span>(<text:span text:style-name="T16">preferences: List[List[int]]</text:span>): ...</text:p>
      <text:p text:style-name="P26">הניחו שבתחילת הפונקציה, כל אדם i גר בבית i. <text:s/><text:span text:style-name="T17">הפרמטר </text:span><text:span text:style-name="T18">preferences</text:span><text:span text:style-name="T17"> מתאר את ההעדפות של בעלי-הבתים. לכל i, הוקטור preferences[i] מתאר את סדר ההעדפות של אדם i. </text:span>למשל, אם:</text:p>
      <text:p text:style-name="P15">preferences[11] = <text:span text:style-name="T19">[</text:span>15, 13, 11, 7, 8, …<text:span text:style-name="T19">]</text:span></text:p>
      <text:p text:style-name="P26">המשמעות היא, שאדם מספר 11 הכי רוצה את בית 15, אחריו את בית 13, אחריו את בית 11 (הבית הנוכחי שלו), וכו'..</text:p>
      <text:p text:style-name="P26">הפונקציה מחזירה וקטור המתאר את המעגל, למשל אם מוחזר הוקטור:</text:p>
      <text:p text:style-name="P15"><text:span text:style-name="T19">[</text:span>11, 15, 17, 11<text:span text:style-name="T19">]</text:span></text:p>
      <text:p text:style-name="P26">המשמעות היא, שאדם 11 מקבל את בית 15, אדם 15 מקבל את בית 17, ואדם 17 מקבל את בית 11.</text:p>
      <text:p text:style-name="P26"/>
      <text:p text:style-name="P31">שאלה <text:span text:style-name="T32">3</text:span>: <text:span text:style-name="T11">החלפת משמרות בפייתון</text:span></text:p>
      <text:p text:style-name="P4">כיתבו <text:span text:style-name="T12">פונקציה בפייתון המבצעת החלפת משמרות בין עובדים, בעזרת אלגוריתם מעגלי המסחר. העזרו במחלקה הבאה (ניתן לשנות לפי הצורך):</text:span></text:p>
      <text:p text:style-name="P46"><text:span text:style-name="T9">class </text:span><text:span text:style-name="T10">Agent</text:span><text:span text:style-name="T8">:</text:span></text:p>
      <text:p text:style-name="P47"><text:tab/>name: <text:s text:c="9"/><text:span text:style-name="T33">str</text:span> <text:s text:c="3"/></text:p>
      <text:p text:style-name="P47"><text:span text:style-name="T33"><text:s text:c="12"/># W</text:span>orker name, for display.</text:p>
      <text:p text:style-name="P47"><text:tab/>preferences: <text:s text:c="2"/><text:span text:style-name="T33">list</text:span> <text:s text:c="2"/></text:p>
      <text:p text:style-name="P47"><text:tab/><text:tab/><text:span text:style-name="T33">#</text:span> preferences[0] is the best shift for the worker.</text:p>
      <text:p text:style-name="P47"><text:tab/><text:tab/><text:span text:style-name="T33">#</text:span> preferences[1] is the 2nd-best shift for the worker. etc...</text:p>
      <text:p text:style-name="P47"><text:tab/>current_shift: <text:s/><text:span text:style-name="T33">int</text:span></text:p>
      <text:p text:style-name="P47"><text:tab/><text:tab/><text:span text:style-name="T33">#</text:span> The shift to which the worker is currently assigned</text:p>
      <text:p text:style-name="P47"/>
      <text:p text:style-name="P47"/>
      <text:p text:style-name="P48"/>
      <text:p text:style-name="P50"><text:span text:style-name="T3">הפונקציה מקבלת כקלט וקטור עם כל העובדים במערכת (לכל עובד רשום סדר העדיפויות שלו והמשמרת הנוכחית שלו), </text:span><text:span text:style-name="T4">וכותבת למסך </text:span><text:span text:style-name="T3">את השינויים שיש לבצע בלוח השיבוצים</text:span><text:span text:style-name="T5">, </text:span><text:span text:style-name="T3">למשל</text:span><text:span text:style-name="T5">:</text:span></text:p>
      <text:p text:style-name="P49">Avraham moves from shift <text:span text:style-name="T34">0 </text:span>to shift <text:span text:style-name="T34">1</text:span>.</text:p>
      <text:p text:style-name="P51">Isaac moves from shift <text:span text:style-name="T34">1 </text:span>to shift <text:span text:style-name="T34">2</text:span>.<text:line-break/><text:span text:style-name="T34">Yaakov moves from shift 2 to shift 0.</text:span></text:p>
      <text:p text:style-name="P44">כותרת הפונקציה:</text:p>
      <text:p text:style-name="P47"><text:soft-page-break/><text:span text:style-name="T35">def</text:span> <text:span text:style-name="T36">exchange_shifts</text:span> (workers: <text:span text:style-name="T37">List[Worker]</text:span>)</text:p>
      <text:p text:style-name="P48"/>
      <text:p text:style-name="P45"><text:span text:style-name="T7">בדקו את הפונקציה בעזרת doctest.</text:span><text:span text:style-name="T6"> </text:span></text:p>
      <text:p text:style-name="P43"/>
      <text:p text:style-name="P57"/>
      <text:p text:style-name="P54">שאלה <text:span text:style-name="T46">2</text:span>: <text:span text:style-name="T32">הסתברות להחלפה מוצלחת</text:span></text:p>
      <text:p text:style-name="P55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55">[אם אתם לא מצליחים לפתור לכל n, נסו לפתור לערכים קטנים, למשל 2, 3, וכו'..]</text:p>
      <text:p text:style-name="P59"/>
      <text:p text:style-name="P43"/>
      <text:p text:style-name="P17">----</text:p>
      <text:p text:style-name="P17"/>
      <text:p text:style-name="P17"/>
      <text:h text:style-name="P53" text:outline-level="1"><text:span text:style-name="T1">מטלה</text:span><text:span text:style-name="T42"> –</text:span><text:span text:style-name="T2"> החלפת </text:span><text:span text:style-name="T43">כליות</text:span></text:h>
      <text:p text:style-name="P18"/>
      <text:p text:style-name="P34">שאלה <text:span text:style-name="T24">3</text:span>: <text:span text:style-name="T25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29412708624">
          <table:table-cell table:style-name="Table1.A1" table:number-rows-spanned="4" office:value-type="string">
            <text:p text:style-name="P8">בשאלה זו נניח שהתאמה בין תורם לנתרם תלויה רק <text:span text:style-name="T26">בסוג הדם. <text:s text:c="2"/>נתון מאגר-נתונים ובו שלושה זוגות עם סוגי-דם לפי הטבלה בצד שמאל.</text:span></text:p>
            <text:p text:style-name="P21">א. ציירו את הגרף המכוון המתאר את ההתאמות בגרף<text:span text:style-name="T27">.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סוג-דם חולה</text:p>
          </table:table-cell>
          <table:table-cell table:style-name="Table1.D1" office:value-type="string">
            <text:p text:style-name="P23">סוג-דם תורם</text:p>
          </table:table-cell>
        </table:table-row>
        <table:table-row table:style-name="TableLine1829412720048">
          <table:covered-table-cell/>
          <table:table-cell table:style-name="Table1.B2" office:value-type="string">
            <text:p text:style-name="P24">זוג ראשון</text:p>
          </table:table-cell>
          <table:table-cell table:style-name="Table1.B2" office:value-type="string">
            <text:p text:style-name="P25">AB</text:p>
          </table:table-cell>
          <table:table-cell table:style-name="Table1.D2" office:value-type="string">
            <text:p text:style-name="P25">O</text:p>
          </table:table-cell>
        </table:table-row>
        <table:table-row table:style-name="TableLine1829412708896">
          <table:covered-table-cell/>
          <table:table-cell table:style-name="Table1.B2" office:value-type="string">
            <text:p text:style-name="P24">זוג שני</text:p>
          </table:table-cell>
          <table:table-cell table:style-name="Table1.B2" office:value-type="string">
            <text:p text:style-name="P25">O</text:p>
          </table:table-cell>
          <table:table-cell table:style-name="Table1.D2" office:value-type="string">
            <text:p text:style-name="P25">A</text:p>
          </table:table-cell>
        </table:table-row>
        <table:table-row table:style-name="TableLine1829412709168">
          <table:covered-table-cell/>
          <table:table-cell table:style-name="Table1.B2" office:value-type="string">
            <text:p text:style-name="P24">זוג שלישי</text:p>
          </table:table-cell>
          <table:table-cell table:style-name="Table1.B2" office:value-type="string">
            <text:p text:style-name="P25">A</text:p>
          </table:table-cell>
          <table:table-cell table:style-name="Table1.D2" office:value-type="string">
            <text:p text:style-name="P25">AB</text:p>
          </table:table-cell>
        </table:table-row>
      </table:table>
      <text:p text:style-name="P29">ב. כמה ואיזה חולים אפשר להציל בלי החלפת כליות בכלל?</text:p>
      <text:p text:style-name="P29">ג. כמה <text:span text:style-name="T28">ואיזה חולים</text:span> אפשר להציל בעזרת <text:span text:style-name="T29">האלגוריתם למציאת שידוך גדול ביותר (שנלמד בכיתה)</text:span>?</text:p>
      <text:p text:style-name="P29">ד. כמה <text:span text:style-name="T30">ואיזה חולים</text:span> אפשר להציל בעזרת אלגוריתם <text:span text:style-name="T31">למציאת שלשות רבות ביותר (שלא נלמד בכיתה)?</text:span></text:p>
      <text:p text:style-name="P29"/>
      <text:p text:style-name="P16"/>
      <text:p text:style-name="P33">שאלה <text:span text:style-name="T20">4</text:span>: <text:span text:style-name="T13">החלפת כליות בישראל</text:span></text:p>
      <text:p text:style-name="P6">א. באיזה מרכזים רפואיים בישראל אפשר להירשם להחלפת כליות?</text:p>
      <text:p text:style-name="P7">ב. מה<text:span text:style-name="T21">ו האורך המקסימלי של מעגל-החלפה בתוכנית הישראלית</text:span>?</text:p>
      <text:p text:style-name="P7">ג. באיזו תדירות מריצים את האלגוריתם לחיפוש מעגלים?</text:p>
      <text:p text:style-name="P7">ד. <text:span text:style-name="T22">האם האלגוריתם הממומש בישראל הוא מעודד השתתפות (individually-rational)? הוכיחו את טענתכם בעזרת שלוש טענות לפחות מתוך אתר משרד הבריאות.</text:span></text:p>
      <text:p text:style-name="P35"><text:soft-page-break/></text:p>
      <text:p text:style-name="P36">שאלה <text:span text:style-name="T38">4</text:span>: <text:span text:style-name="T39">הסתברות להחלפת כליות</text:span></text:p>
      <text:p text:style-name="P39">לצורך השאלה, הניחו שהתאמה בין תורם לחולה תלויה רק בסוג הדם, ושההסתברות לכל סוג דם (O, A, B, AB) היא בדיוק רבע.</text:p>
      <text:p text:style-name="P39">א. נניח שאדם חולה וזקוק לכליה, ואשתו בריאה ומוכנה לתרום לו. מה ההסתברות שהכליה מתאימה?</text:p>
      <text:p text:style-name="P39">ב. <text:span text:style-name="T40">נניח שיש שני זוגות כמו בסעיף א. מה ההסתברות שאפשר לבצע החלפת-כליות מוצלחת? בכמה ההחלפה משפרת את סיכויי ההצלה של כל אחד מהחולים?</text:span></text:p>
      <text:p text:style-name="P40">* בסעיפים הבאים נניח שיש שלושה זוגות כמו בסעיף א. <text:span text:style-name="T41">ניתן לפתור סעיפים אלה ע"י קוד.</text:span></text:p>
      <text:p text:style-name="P40">ג. מה ההסתברות שאפשר לבצע החלפת-כליות מוצלחת, אם החלפות מתבצעות בזוגות בלבד?</text:p>
      <text:p text:style-name="P40">ד. מה ההסתברות שאפשר לבצע החלפת-כליות בשלשה, בכמה ההחלפה משפרת את סיכויי ההצלה של החולים?</text:p>
      <text:p text:style-name="P41"/>
      <text:p text:style-name="P38"><text:span text:style-name="T44">* שאלה </text:span><text:span text:style-name="T45">4</text:span><text:span text:style-name="T44">: </text:span><text:span text:style-name="T47">החלפת כליות עם סדרי עדיפויות</text:span></text:p>
      <text:p text:style-name="P9">במרכז ההשתלות הלאומי <text:span text:style-name="T48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10">א. תארו אלגוריתם <text:span text:style-name="T49">המוצא החלפת-כליות בזוגות, שב</text:span><text:span text:style-name="T50">ה</text:span><text:span text:style-name="T49"> רמת השמחה </text:span><text:span text:style-name="T51">היא ה</text:span><text:span text:style-name="T49">גדולה ביותר </text:span><text:span text:style-name="T51">האפשרית.</text:span></text:p>
      <text:p text:style-name="P11"><text:span text:style-name="T49">ב. הראו דוגמה שבה </text:span><text:span text:style-name="T52">האלגוריתם של סעיף א נותן </text:span><text:span text:style-name="T49">תוצאה </text:span><text:span text:style-name="T53">שונה </text:span><text:span text:style-name="T52">מ</text:span><text:span text:style-name="T53">האלגוריתם שלמדנו בהרצאה.</text:span></text:p>
      <text:p text:style-name="P11"><text:span text:style-name="T54">ג</text:span><text:span text:style-name="T48">. </text:span><text:span text:style-name="T55">הריצו את האלגוריתם בפייתון על מספר דוגמאות (השתמשו בפונקציה המתאימה מ</text:span><text:span text:style-name="T49">הספריה </text:span><text:span text:style-name="T56">networkx</text:span><text:span text:style-name="T57">)</text:span><text:span text:style-name="T48">.</text:span></text:p>
      <text:p text:style-name="P37"/>
      <text:p text:style-name="P32">שאלה <text:span text:style-name="T38">5</text:span>: <text:span text:style-name="T24">החלפת כליות בפייתון</text:span></text:p>
      <text:p text:style-name="P5">כיתבו <text:span text:style-name="T13">פונקציה</text:span> המקבלת מטריצת התאמה בין זוגות, ומוצאת <text:span text:style-name="T14">מעגלים </text:span><text:span text:style-name="T59">באורך 2 או באורך 3</text:span><text:span text:style-name="T14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14"><text:span text:style-name="T60">def</text:span> find_max_matches (compatible: <text:span text:style-name="T61">List[List[bool]]</text:span>): ...</text:p>
      <text:p text:style-name="P27"><text:span text:style-name="T13">המטריצה </text:span>compatible מתאר<text:span text:style-name="T13">ת</text:span> <text:span text:style-name="T13">התאמה בין תורם לחולה. <text:s text:c="2"/></text:span>למשל compatible[1<text:span text:style-name="T14">1</text:span>,2<text:span text:style-name="T14">2</text:span>]==<text:span text:style-name="T61">T</text:span>rue אומר שתורם מספר <text:span text:style-name="T14">11</text:span> יכול לתרום לחולה מספר <text:span text:style-name="T14">22</text:span>; <text:s/>compatible[2<text:span text:style-name="T14">2</text:span>,1<text:span text:style-name="T14">1</text:span>]==<text:span text:style-name="T61">T</text:span>rue אומר שתורם מספר <text:span text:style-name="T14">22</text:span> יכול לתרום לחולה מספר <text:span text:style-name="T14">11 (שימו לב – המטריצה לא בהכרח סימטרית).</text:span></text:p>
      <text:p text:style-name="P28">פלט לדוגמה:</text:p>
      <text:p text:style-name="P19">Length 2 cycle: 11→22 and 22→11 </text:p>
      <text:p text:style-name="P19">Length 3 cycle: 44→55 and 55→99 and 99→44</text:p>
      <text:p text:style-name="P20"><text:soft-page-break/>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2-29T19:44:48.922000000</dc:date>
    <meta:editing-duration>P9DT9H37M31S</meta:editing-duration>
    <meta:editing-cycles>1117</meta:editing-cycles>
    <meta:document-statistic meta:table-count="1" meta:image-count="0" meta:object-count="0" meta:page-count="4" meta:paragraph-count="75" meta:word-count="746" meta:character-count="4289" meta:non-whitespace-character-count="3562"/>
  </office:meta>
</office:document-meta>
</file>